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ebf" officeooo:paragraph-rsid="00003e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काकडभिट्टा - kakarbhitta</text:p>
      <text:p text:style-name="P1">मलुंगिा - malunga </text:p>
      <text:p text:style-name="P1">िैरहिा - </text:p>
      <text:p text:style-name="P1">िद्रपुर - </text:p>
      <text:p text:style-name="P1">गाईघाट - gaighat </text:p>
      <text:p text:style-name="P1">िगिानपुर - </text:p>
      <text:p text:style-name="P1">ठााँडी - thadi</text:p>
      <text:p text:style-name="P1">बिताामोड - birtamode</text:p>
      <text:p text:style-name="P1">िद्रपरु - </text:p>
      <text:p text:style-name="P1">बिराटनगर - </text:p>
      <text:p text:style-name="P1">पोखरा - </text:p>
      <text:p text:style-name="P1">नारायणगढ - </text:p>
      <text:p text:style-name="P1">धरान - </text:p>
      <text:p text:style-name="P1">जलेश्िर - </text:p>
      <text:p text:style-name="P1">जनकपुर - </text:p>
      <text:p text:style-name="P1">गौरीगञ्ज - </text:p>
      <text:p text:style-name="P1">गौर - </text:p>
      <text:p text:style-name="P1">कृष्णनगर - </text:p>
      <text:p text:style-name="P1">कुनौली हुुंदै राजविराज - </text:p>
      <text:p text:style-name="P1">कटारी - </text:p>
      <text:p text:style-name="P1">इटहरी - </text:p>
      <text:p text:style-name="P1">कलैया - </text:p>
      <text:p text:style-name="P1">तानसेन - </text:p>
      <text:p text:style-name="P1">पाल्पा - </text:p>
      <text:p text:style-name="P1">इलाम - </text:p>
      <text:p text:style-name="P1">सुन्माई - </text:p>
      <text:p text:style-name="P1">काठमाडौं - </text:p>
      <text:p text:style-name="P1">धुन्िे - </text:p>
      <text:p text:style-name="P1">धाददङिेसी - </text:p>
      <text:p text:style-name="P1">धनगढी - </text:p>
      <text:p text:style-name="P1">भसतागढी - </text:p>
      <text:p text:style-name="P1">साुंफेिगर - </text:p>
      <text:p text:style-name="P1">दे िीघाट बिशुली - </text:p>
      <text:p text:style-name="P1">बिशुली - </text:p>
      <text:p text:style-name="P1">तातोपानी - </text:p>
      <text:p text:style-name="P1">डुम्रे - </text:p>
      <text:p text:style-name="P1">िेभशशहर - </text:p>
      <text:p text:style-name="P1">जजरी - </text:p>
      <text:p text:style-name="P1">जुंघारखोला - </text:p>
      <text:p text:style-name="P1">िौतारा - </text:p>
      <text:p text:style-name="P1">चिसापानी कणााली - </text:p>
      <text:p text:style-name="P1">गौशाला - </text:p>
      <text:p text:style-name="P1">महोत्तरी - </text:p>
      <text:p text:style-name="P1">गौरीगुंज - </text:p>
      <text:p text:style-name="P1">गोलढाप (झापा) - </text:p>
      <text:p text:style-name="P1">गोरखा - </text:p>
      <text:p text:style-name="P1">गुलररया - </text:p>
      <text:p text:style-name="P1">गल्छी - </text:p>
      <text:p text:style-name="P1">खोपासी - </text:p>
      <text:p text:style-name="P1"><text:soft-page-break/>कोठीयाघाट - </text:p>
      <text:p text:style-name="P1">कुररनटार (मनकामना केिुलकारसम्म) - </text:p>
      <text:p text:style-name="P1">कुमारखोज (झापा) - </text:p>
      <text:p text:style-name="P1">उलाािारी - </text:p>
      <text:p text:style-name="P1">दगुाापुरी - </text:p>
      <text:p text:style-name="P1">अत्तररया - </text:p>
      <text:p text:style-name="P1">भसलगढी - </text:p>
      <text:p text:style-name="P1">भसराहा - </text:p>
      <text:p text:style-name="P1">िुटिल - </text:p>
      <text:p text:style-name="P1">विरगञ्ज - </text:p>
      <text:p text:style-name="P1">राजविराज - </text:p>
      <text:p text:style-name="P1">हनमुाननगर - </text:p>
      <text:p text:style-name="P1">िररयारपट्टी - </text:p>
      <text:p text:style-name="P1">िरहथिा - </text:p>
      <text:p text:style-name="P1">लेटाङ - </text:p>
      <text:p text:style-name="P1">मोरङ - </text:p>
      <text:p text:style-name="P1">रुपनी - </text:p>
      <text:p text:style-name="P1">रामपुर (चितिन) - </text:p>
      <text:p text:style-name="P1">हनुमाननगर - </text:p>
      <text:p text:style-name="P1">राजगढ - </text:p>
      <text:p text:style-name="P1">रघुनाथपुर - </text:p>
      <text:p text:style-name="P1">धनुषा - </text:p>
      <text:p text:style-name="P1">मेलन्िी - </text:p>
      <text:p text:style-name="P1">महे शपुर - </text:p>
      <text:p text:style-name="P1">महे न्द्रनगर - </text:p>
      <text:p text:style-name="P1">मधुमल्ला - </text:p>
      <text:p text:style-name="P1">मटीहानी - </text:p>
      <text:p text:style-name="P1">लजु म्िनी हुुंदै तौभलहिा - </text:p>
      <text:p text:style-name="P1">िालुिाङ - </text:p>
      <text:p text:style-name="P1">प्युठान - </text:p>
      <text:p text:style-name="P1">िगिानपरु - </text:p>
      <text:p text:style-name="P1">बिराटनगर हुदै <text:s/>- </text:p>
      <text:p text:style-name="P1">कटहरी - </text:p>
      <text:p text:style-name="P1">िाह्रविसे - </text:p>
      <text:p text:style-name="P1">िाहुनडााँगी - </text:p>
      <text:p text:style-name="P1">िननयानी - </text:p>
      <text:p text:style-name="P1">फत्तेपुर - </text:p>
      <text:p text:style-name="P1">िाभलङ हुुंदै िैरहिा - </text:p>
      <text:p text:style-name="P1">िाभलुंग - </text:p>
      <text:p text:style-name="P1">कवपलिस्त - </text:p>
      <text:p text:style-name="P1">ु नारायणगढ एकतफी - </text:p>
      <text:p text:style-name="P1">पलाञ्िोक िगिती - </text:p>
      <text:p text:style-name="P1">पनौती - </text:p>
      <text:p text:style-name="P1">नेपालगञ्ज - </text:p>
      <text:p text:style-name="P1">हे टौडा - </text:p>
      <text:p text:style-name="P1">नगराइन - </text:p>
      <text:p text:style-name="P1">जटदह - </text:p>
      <text:p text:style-name="P1">धोराही - </text:p>
      <text:p text:style-name="P1">तुलसीपुर - </text:p>
      <text:p text:style-name="P1"><text:soft-page-break/>धुभलखेल - </text:p>
      <text:p text:style-name="P1">धलु ािारी - </text:p>
      <text:p text:style-name="P1">शाजन्तनगर - </text:p>
      <text:p text:style-name="P1">धनगढी (िुरीगाउुं हुदै ) - </text:p>
      <text:p text:style-name="P1">गल्याङ - </text:p>
      <text:p text:style-name="P1">िीरगुंज - </text:p>
      <text:p text:style-name="P1">गड्डािौकी - </text:p>
      <text:p text:style-name="P1">िैतडी - </text:p>
      <text:p text:style-name="P1">खोडपे - </text:p>
      <text:p text:style-name="P1">भसमखेत - </text:p>
      <text:p text:style-name="P1">खााँडीिौर अिरीकोट - </text:p>
      <text:p text:style-name="P1">िाग्लुङ - </text:p>
      <text:p text:style-name="P1">कािासोती िजार - </text:p>
      <text:p text:style-name="P1">िण्डारा - </text:p>
      <text:p text:style-name="P1">काठमाण्डौ - </text:p>
      <text:p text:style-name="P1">हाथोक (पाल्पा) - </text:p>
      <text:p text:style-name="P1">सल्यान - </text:p>
      <text:p text:style-name="P1">सन्धीखका - </text:p>
      <text:p text:style-name="P1">िसन्तपुर - </text:p>
      <text:p text:style-name="P1">िल्ख - </text:p>
      <text:p text:style-name="P1">ु दक्षिणकाली - </text:p>
      <text:p text:style-name="P1">धनकुटा - </text:p>
      <text:p text:style-name="P1">दे िस्थल - </text:p>
      <text:p text:style-name="P1">सल्लीिजार - </text:p>
      <text:p text:style-name="P1">तुल्सीपुर - </text:p>
      <text:p text:style-name="P1">खलुंगा (रूकुम) - </text:p>
      <text:p text:style-name="P1">तम्घास - </text:p>
      <text:p text:style-name="P1">टोखा - </text:p>
      <text:p text:style-name="P1">सातिीसे - </text:p>
      <text:p text:style-name="P1">कलकी पेट्रोलपम्प (रातमाटे नागढुङगा दहिोक) - </text:p>
      <text:p text:style-name="P1">काठमाण्डौं - </text:p>
      <text:p text:style-name="P1">रोल्पा - </text:p>
      <text:p text:style-name="P1">भलिाङ - </text:p>
      <text:p text:style-name="P1">पुरानो िसपाकादे खख िोिार दक्षिणकालीसम्म - </text:p>
      <text:p text:style-name="P1">अत्तरीया - </text:p>
      <text:p text:style-name="P1">डडेलधुरा - </text:p>
      <text:p text:style-name="P1">काठमाडौ - </text:p>
      <text:p text:style-name="P1">स्याङजा - </text:p>
      <text:p text:style-name="P1">सखुेत - </text:p>
      <text:p text:style-name="P1">भसुंन्धुली - </text:p>
      <text:p text:style-name="P1">भशिगञ्ज - </text:p>
      <text:p text:style-name="P1">शननश्िरे - </text:p>
      <text:p text:style-name="P1">िुधिारे - </text:p>
      <text:p text:style-name="P1">विताािजार - </text:p>
      <text:p text:style-name="P1">विरगुंज - </text:p>
      <text:p text:style-name="P1">िागलङ - </text:p>
      <text:p text:style-name="P1">टीकापुर - </text:p>
      <text:p text:style-name="P1">झपटतल - </text:p>
      <text:p text:style-name="P1">खझनाघाट - </text:p>
      <text:p text:style-name="P1"><text:soft-page-break/>विराटिोक - </text:p>
      <text:p text:style-name="P1">माडर - </text:p>
      <text:p text:style-name="P1">औरही - </text:p>
      <text:p text:style-name="P1">िदीिास - </text:p>
      <text:p text:style-name="P1">हे टौंडा - </text:p>
      <text:p text:style-name="P1">सुखखपुर - </text:p>
      <text:p text:style-name="P1">जनकपरु <text:s/>- </text:p>
      <text:p text:style-name="P1">विजलपरु ा (महोत्तरी) - </text:p>
      <text:p text:style-name="P1">िरहथिा (मानपुर) - </text:p>
      <text:p text:style-name="P1">ियलिास - </text:p>
      <text:p text:style-name="P1">पातो - </text:p>
      <text:p text:style-name="P1">धनुषाधाम - </text:p>
      <text:p text:style-name="P1">धारापानी - </text:p>
      <text:p text:style-name="P1">गोदार - </text:p>
      <text:p text:style-name="P1">गाइघाट - </text:p>
      <text:p text:style-name="P1">कान्तीिजार - </text:p>
      <text:p text:style-name="P1">जटही - </text:p>
      <text:p text:style-name="P1">भिट्टामोड - </text:p>
      <text:p text:style-name="P1">नछन्िु - </text:p>
      <text:p text:style-name="P1">िोटे िौर - </text:p>
      <text:p text:style-name="P1">चिसापानी - </text:p>
      <text:p text:style-name="P1">िुनेपानी - </text:p>
      <text:p text:style-name="P1">डडेल्धुरा - </text:p>
      <text:p text:style-name="P1">िुरीगाउुं - </text:p>
      <text:p text:style-name="P1">ु ररया - </text:p>
      <text:p text:style-name="P1">गीतानगर - </text:p>
      <text:p text:style-name="P1">िााँसिारी - </text:p>
      <text:p text:style-name="P1">डााँगीस्कूल - </text:p>
      <text:p text:style-name="P1">पकली - </text:p>
      <text:p text:style-name="P1">िकलौरी - </text:p>
      <text:p text:style-name="P1">डााँछीखोला - </text:p>
      <text:p text:style-name="P1">बिहीिारे - </text:p>
      <text:p text:style-name="P1">कानेपोखरी - </text:p>
      <text:p text:style-name="P1">रुं गेली - </text:p>
      <text:p text:style-name="P1">इटहरा - </text:p>
      <text:p text:style-name="P1">सख्ुखड - </text:p>
      <text:p text:style-name="P1">िजनी - </text:p>
      <text:p text:style-name="P1">साफेिगर - </text:p>
      <text:p text:style-name="P1">डडेलधरु ा - </text:p>
      <text:p text:style-name="P1">दटकापुर - </text:p>
      <text:p text:style-name="P1">जनकपूर - </text:p>
      <text:p text:style-name="P1">िैनपुर (िझाङ) - </text:p>
      <text:p text:style-name="P1">िनुेपानी - </text:p>
      <text:p text:style-name="P1">दे िीघाट - </text:p>
      <text:p text:style-name="P1">दाङतुल्सीपुर - </text:p>
      <text:p text:style-name="P1">स्याङ्जा - </text:p>
      <text:p text:style-name="P1">दाङ - </text:p>
      <text:p text:style-name="P1">तल्ुसीपरु <text:s/>- </text:p>
      <text:p text:style-name="P1">िागलङु - </text:p>
      <text:p text:style-name="P1"><text:soft-page-break/>मुगभलन हुदै पोखरा - </text:p>
      <text:p text:style-name="P1">दे उराली - </text:p>
      <text:p text:style-name="P1">िोकदे - </text:p>
      <text:p text:style-name="P1">खरानीटार - </text:p>
      <text:p text:style-name="P1">आप्राह - </text:p>
      <text:p text:style-name="P1">तौभलहिा - </text:p>
      <text:p text:style-name="P1">भसदाथानगर - </text:p>
      <text:p text:style-name="P1">िेलहीया - </text:p>
      <text:p text:style-name="P1">िेभसशहर - </text:p>
      <text:p text:style-name="P1">डााँछी िद्रिास - </text:p>
      <text:p text:style-name="P1">सााँख - </text:p>
      <text:p text:style-name="P1">ु नगरकोट िसस्टप - </text:p>
      <text:p text:style-name="P1">२८६ - </text:p>
      <text:p text:style-name="P1">किनापरु - </text:p>
      <text:p text:style-name="P1">अभमभलया - </text:p>
      <text:p text:style-name="P1">नेपालगुंज - </text:p>
      <text:p text:style-name="P1">िाभलङ्ग - </text:p>
      <text:p text:style-name="P1">कािासोतीिजार - </text:p>
      <text:p text:style-name="P1">नाउडााँडा - </text:p>
      <text:p text:style-name="P1">काकडडिट्टा - </text:p>
      <text:p text:style-name="P1">धभु लखेल - </text:p>
      <text:p text:style-name="P1">भसन्धुली - </text:p>
      <text:p text:style-name="P1">काठमाडौंमुगभलङहुुंदैगाईघाट - </text:p>
      <text:p text:style-name="P1">शननश्िरे <text:s/>- </text:p>
      <text:p text:style-name="P1">पथरी - </text:p>
      <text:p text:style-name="P1">२३ - </text:p>
      <text:p text:style-name="P1">दहुिी - </text:p>
      <text:p text:style-name="P1">दे िानगञ्ज - </text:p>
      <text:p text:style-name="P1">डाुंगीहाट - </text:p>
      <text:p text:style-name="P1">िाहुनी - </text:p>
      <text:p text:style-name="P1">केरोनियरिन - </text:p>
      <text:p text:style-name="P1">इजन्जननयररङ कलेज - </text:p>
      <text:p text:style-name="P1">इनरुिा - </text:p>
      <text:p text:style-name="P1">५० - </text:p>
      <text:p text:style-name="P1">फफददम - </text:p>
      <text:p text:style-name="P1">ताप्लेजुङ - </text:p>
      <text:p text:style-name="P1">लम्ुिीनी - </text:p>
      <text:p text:style-name="P1">नेपालगञ्जहुुंदैकोठीयाघाट - </text:p>
      <text:p text:style-name="P1">िाभलङहुुंदैदाङतुल्सीपुर - </text:p>
      <text:p text:style-name="P1">िाग्लङु - </text:p>
      <text:p text:style-name="P1">िैरहिा सुनौलीसम्म - </text:p>
      <text:p text:style-name="P1">नारायणगढहुुंदै - </text:p>
      <text:p text:style-name="P1">पथरकोट - </text:p>
      <text:p text:style-name="P1">सजन्धखका - </text:p>
      <text:p text:style-name="P1">मलगुंिा - </text:p>
      <text:p text:style-name="P1">िीरगञ्ज - </text:p>
      <text:p text:style-name="P1">नारायणढ - </text:p>
      <text:p text:style-name="P1">मगुभलङ हुदै पोखरा - </text:p>
      <text:p text:style-name="P1">टीकापुर हुुंदै राजापुरसम्म - </text:p>
      <text:p text:style-name="P1"><text:soft-page-break/>जनकपरु - </text:p>
      <text:p text:style-name="P1">घोराही - </text:p>
      <text:p text:style-name="P1">िुरीगाुंउ - </text:p>
      <text:p text:style-name="P1">कोदठयाघाट - </text:p>
      <text:p text:style-name="P1">इनरुिाहुुंदैमधुिन - </text:p>
      <text:p text:style-name="P1">डाुंगीहाटिाहुनी - </text:p>
      <text:p text:style-name="P1">गोलढाप - </text:p>
      <text:p text:style-name="P1">केरािारी - </text:p>
      <text:p text:style-name="P1">कानेपोखरी लेटाङ हुुंदै जाुंते - </text:p>
      <text:p text:style-name="P1">लक्ष्मीमागा - </text:p>
      <text:p text:style-name="P1">होक्लीिारी - </text:p>
      <text:p text:style-name="P1">इटहरीिााँसिारी - </text:p>
      <text:p text:style-name="P1">बिदहिारे - </text:p>
      <text:p text:style-name="P1">िागलुङ - </text:p>
      <text:p text:style-name="P1">िददा िास - </text:p>
      <text:p text:style-name="P1">खुकोट - </text:p>
      <text:p text:style-name="P1">रामेछाप - </text:p>
      <text:p text:style-name="P1">मन्थली - </text:p>
      <text:p text:style-name="P1">िररकोट - </text:p>
      <text:p text:style-name="P1">िनेपा - </text:p>
      <text:p text:style-name="P1">मुजग्लङ हुुंदै राजविराज - </text:p>
      <text:p text:style-name="P1">भसरहामाडर - </text:p>
      <text:p text:style-name="P1">भशिगुंज - </text:p>
      <text:p text:style-name="P1">मुजग्लङहुुंदैधरान - </text:p>
      <text:p text:style-name="P1">मुजग्लङ हुुंदै जलेश्िर - </text:p>
      <text:p text:style-name="P1">जलेश्िर हुुंदै जटही - </text:p>
      <text:p text:style-name="P1">३१० - </text:p>
      <text:p text:style-name="P1">सुरुङ्गा - </text:p>
      <text:p text:style-name="P1">मदरगाछी - </text:p>
      <text:p text:style-name="P1">झापािजार - </text:p>
      <text:p text:style-name="P1">केिना - </text:p>
      <text:p text:style-name="P1">ताप्लेजङु - </text:p>
      <text:p text:style-name="P1">घेरािारी - </text:p>
      <text:p text:style-name="P1">शननश्िरे (पथरी) - </text:p>
      <text:p text:style-name="P1">२८ - </text:p>
      <text:p text:style-name="P1">िक्तपुर - </text:p>
      <text:p text:style-name="P1">िननयानी (झापा) - </text:p>
      <text:p text:style-name="P1">िक्तपरु <text:s/>- </text:p>
      <text:p text:style-name="P1">सजल्लिजार - </text:p>
      <text:p text:style-name="P1">िेभलया - </text:p>
      <text:p text:style-name="P1">परासी - </text:p>
      <text:p text:style-name="P1">िेनी - </text:p>
      <text:p text:style-name="P1">सुखेत - </text:p>
      <text:p text:style-name="P1">सुनिल - </text:p>
      <text:p text:style-name="P1">िदा घाट - </text:p>
      <text:p text:style-name="P1">बििेणी - </text:p>
      <text:p text:style-name="P1">िटुिल - </text:p>
      <text:p text:style-name="P1">सुनौली - </text:p>
      <text:p text:style-name="P1">हारथोक - </text:p>
      <text:p text:style-name="P1"><text:soft-page-break/>तल्सीपुर - </text:p>
      <text:p text:style-name="P1">जजतपुर - </text:p>
      <text:p text:style-name="P1">तैालीहिा - </text:p>
      <text:p text:style-name="P1">गोरुभसङ्गे - </text:p>
      <text:p text:style-name="P1">गोरुभसङे - </text:p>
      <text:p text:style-name="P1">पत्थरकोट - </text:p>
      <text:p text:style-name="P1">भसन्धलुी - </text:p>
      <text:p text:style-name="P1">मननपुर - </text:p>
      <text:p text:style-name="P1">३९३ - </text:p>
      <text:p text:style-name="P1">िारदह - </text:p>
      <text:p text:style-name="P1">सखु खपरु - </text:p>
      <text:p text:style-name="P1">सम्सी - </text:p>
      <text:p text:style-name="P1">तल्ुसीपरु - </text:p>
      <text:p text:style-name="P1">िन्द्रननगाहपुर - </text:p>
      <text:p text:style-name="P1">तौलीहिा - </text:p>
      <text:p text:style-name="P1">िद्रपरु <text:s/>- </text:p>
      <text:p text:style-name="P1">लक्ष्मीपुर - </text:p>
      <text:p text:style-name="P1">िागमारा - </text:p>
      <text:p text:style-name="P1">१०० - </text:p>
      <text:p text:style-name="P1">sf7df8f}+ - </text:p>
      <text:p text:style-name="P1">w'lnv]n - </text:p>
      <text:p text:style-name="P1">v'sf]{6 - </text:p>
      <text:p text:style-name="P1">l;Gw'nL - </text:p>
      <text:p text:style-name="P1">alb{jf; - </text:p>
      <text:p text:style-name="P1">wgs'6f - </text:p>
      <text:p text:style-name="P1">sf7df8f}+, gofF j;kfs{ - </text:p>
      <text:p text:style-name="P1">l;Gw'nLdf9L - </text:p>
      <text:p text:style-name="P1">w/fg - </text:p>
      <text:p text:style-name="P1">/fd]5fk - </text:p>
      <text:p text:style-name="P1">dGynL - </text:p>
      <text:p text:style-name="P1">rl/sf]6 - </text:p>
      <text:p text:style-name="P1"><text:s/>tfdfsf]zL-lh/L - </text:p>
      <text:p text:style-name="P1"><text:s/>tfdfsf]zL - </text:p>
      <text:p text:style-name="P1">r/Lsf]6 - </text:p>
      <text:p text:style-name="P1">jlb{jf; - </text:p>
      <text:p text:style-name="P1">g]kfnyf]s - </text:p>
      <text:p text:style-name="P1">es'08]j]zL - </text:p>
      <text:p text:style-name="P1">es'08]j];L - </text:p>
      <text:p text:style-name="P1">sf7df8f}+ -sf]6]Zj/_ <text:s/>- </text:p>
      <text:p text:style-name="P1">लमही - </text:p>
      <text:p text:style-name="P1">१५६.१८ - </text:p>
      <text:p text:style-name="P1">गुलेररया - </text:p>
      <text:p text:style-name="P1">सनुौली - </text:p>
      <text:p text:style-name="P1">भसरहा - </text:p>
      <text:p text:style-name="P1">लुम्िीनी - </text:p>
      <text:p text:style-name="P1">खुनुिा - </text:p>
      <text:p text:style-name="P1">भसतापाईला िोक - </text:p>
      <text:p text:style-name="P1">जजिनफेदी - </text:p>
      <text:p text:style-name="P1">सााँफेिगर - </text:p>
      <text:p text:style-name="P1">३०५ - </text:p>
      <text:p text:style-name="P1">24.27 - </text:p>
      <text:p text:style-name="P1"><text:soft-page-break/>23.33 - </text:p>
      <text:p text:style-name="P1">22.39 - </text:p>
      <text:p text:style-name="P1">20.53 - </text:p>
      <text:p text:style-name="P1">18.66 - </text:p>
      <text:p text:style-name="P1">16.79 - </text:p>
      <text:p text:style-name="P1">15.86 - </text:p>
      <text:p text:style-name="P1">14.94 - </text:p>
      <text:p text:style-name="P1">13.07 - </text:p>
      <text:p text:style-name="P1">bds - </text:p>
      <text:p text:style-name="P1">eb|k'/ - </text:p>
      <text:p text:style-name="P1">?6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3:02:18.597192927</meta:creation-date>
    <dc:date>2019-03-21T23:06:03.701818431</dc:date>
    <meta:editing-duration>PT3M47S</meta:editing-duration>
    <meta:editing-cycles>1</meta:editing-cycles>
    <meta:document-statistic meta:table-count="0" meta:image-count="0" meta:object-count="0" meta:page-count="8" meta:paragraph-count="356" meta:word-count="799" meta:character-count="2975" meta:non-whitespace-character-count="2170"/>
    <meta:generator>LibreOffice/5.1.4.2$Linux_X86_64 LibreOffice_project/10m0$Build-2</meta:generator>
  </office:meta>
</office:document-meta>
</file>